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7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HE-SH0033 0.35Nozzle Hexagon Hotend BOM</text:p>
          </table:table-cell>
          <table:table-cell table:style-name="Default"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This is what we expect to receive when we order Part No. HE-SH0033 from reprap discount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 calcext:value-type="string">
            <text:p>1x AO-Hex heatsink for 3mm fila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AO-Hex heater block with holes for retention plate and Hexagon logo laser etched on fr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0.35mm nozzle for 3mm fila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Semitec GT2 thermistor (100kOhm type) Thermistor needs 23cm leads with no connectors on 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heater cartridge 24V 30W Heater cartridge needs 23cm leads with no connectors on 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thermistor retention pl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standard hexagon mount pl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M3 x6 setscrew (heater cartridge set screw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heat sink setscrew (M2x6 SCHS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1x Plastic Box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08:31:32.296915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45:29.729498260</meta:creation-date>
    <dc:date>2015-09-24T08:32:30.906869781</dc:date>
    <meta:editing-duration>PT6M29S</meta:editing-duration>
    <meta:editing-cycles>3</meta:editing-cycles>
    <meta:generator>LibreOffice/5.0.1.2$Linux_X86_64 LibreOffice_project/81898c9f5c0d43f3473ba111d7b351050be20261</meta:generator>
    <dc:creator>aleph </dc:creator>
    <meta:document-statistic meta:table-count="1" meta:cell-count="12" meta:object-count="0"/>
  </office:meta>
</office:document-meta>
</file>